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ENDO SPRING 5.0</text:p>
      <text:p text:style-name="P1"/>
      <text:p text:style-name="P2">Escalabilidad</text:p>
      <text:p text:style-name="P2"/>
      <text:p text:style-name="P3">La escalabilidad de una aplicación consiste en manejar o soportar la mayor carga de trabajo para adaptarse al entorno en crecimiento en lugar de reemplazarlo</text:p>
      <text:p text:style-name="P3"/>
      <text:h text:style-name="P4" text:outline-level="1">Núcleo</text:h>
      <text:p text:style-name="Text_20_body">El módulo Spring Core admite formas de crear Spring beans e inyectar las dependencias en beans. Proporciona un medio para configurar los beans y cómo obtener los beans configurados desde el contenedor Spring usando <text:span text:style-name="User_20_Entry">BeanFactory</text:span>y <text:span text:style-name="User_20_Entry">ApplicationContext</text:span>para desarrollar una aplicación independient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User_20_Entry" style:display-name="User Entry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28T22:07:43.19</meta:creation-date>
    <meta:document-statistic meta:table-count="0" meta:image-count="0" meta:object-count="0" meta:page-count="1" meta:paragraph-count="5" meta:word-count="70" meta:character-count="490"/>
    <dc:date>2017-12-28T23:53:21.06</dc:date>
    <dc:creator>cv </dc:creator>
    <meta:editing-duration>PT45M16S</meta:editing-duration>
    <meta:editing-cycles>1</meta:editing-cycles>
    <meta:generator>OpenOffice/4.1.4$Win32 OpenOffice.org_project/414m5$Build-9788</meta:generator>
  </office:meta>
</office:document-meta>
</file>